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64f" officeooo:paragraph-rsid="0016a64f"/>
    </style:style>
    <style:style style:name="P2" style:family="paragraph" style:parent-style-name="Standard" style:list-style-name="L1">
      <style:text-properties officeooo:rsid="0016a64f" officeooo:paragraph-rsid="0016a64f"/>
    </style:style>
    <style:style style:name="P3" style:family="paragraph" style:parent-style-name="Standard" style:list-style-name="L2">
      <style:text-properties officeooo:rsid="0016a64f" officeooo:paragraph-rsid="0016a64f"/>
    </style:style>
    <style:style style:name="P4" style:family="paragraph" style:parent-style-name="Standard">
      <style:text-properties officeooo:rsid="0016a64f" officeooo:paragraph-rsid="0016a64f"/>
    </style:style>
    <style:style style:name="P5" style:family="paragraph" style:parent-style-name="Standard" style:list-style-name="L2">
      <style:text-properties fo:color="#c5000b" officeooo:rsid="00174068" officeooo:paragraph-rsid="00174068"/>
    </style:style>
    <style:style style:name="P6" style:family="paragraph" style:parent-style-name="Standard">
      <style:text-properties fo:color="#c5000b" officeooo:rsid="00174068" officeooo:paragraph-rsid="00174068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officeooo:rsid="0016a64f" officeooo:paragraph-rsid="0016a64f"/>
    </style:style>
    <style:style style:name="T1" style:family="text">
      <style:text-properties fo:color="#c5000b" officeooo:rsid="001740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ego de Rol 1º DAM</text:p>
      <text:p text:style-name="P1"/>
      <text:p text:style-name="P1">Personajes:</text:p>
      <text:list xml:id="list2874059019469728558" text:style-name="L1">
        <text:list-item>
          <text:p text:style-name="P2">Básico</text:p>
        </text:list-item>
        <text:list-item>
          <text:p text:style-name="P7">Nombre usuario</text:p>
        </text:list-item>
        <text:list-item>
          <text:p text:style-name="P7">Clase</text:p>
        </text:list-item>
        <text:list-item>
          <text:p text:style-name="P7">100 VIT</text:p>
        </text:list-item>
        <text:list-item>
          <text:p text:style-name="P7">100 Fuerza</text:p>
        </text:list-item>
        <text:list-item>
          <text:p text:style-name="P7">100 Agilidad</text:p>
          <text:p text:style-name="P2"/>
        </text:list-item>
        <text:list-item>
          <text:p text:style-name="P2">Guerrero:</text:p>
        </text:list-item>
      </text:list>
      <text:p text:style-name="P1"><text:s text:c="2"/><text:tab/>+20 Fuerza</text:p>
      <text:p text:style-name="P1"><text:tab/>+20 VIT</text:p>
      <text:p text:style-name="P1"><text:tab/>-30 Agilidad</text:p>
      <text:p text:style-name="P1"/>
      <text:list xml:id="list7667083157734462777" text:style-name="L2">
        <text:list-item>
          <text:p text:style-name="P3">Mago</text:p>
          <text:p text:style-name="P3">+30 Fuerza</text:p>
          <text:p text:style-name="P3">-20 VIT</text:p>
          <text:p text:style-name="P3">0 Agilidad</text:p>
          <text:p text:style-name="P5">Deberia tener Poder Magico y 0 de fuerza. Esto es asi porque la fuerza quita igual a todos, sin embargo la magia puede afectar mas a un guerrero que a un arquero por ejemplo.</text:p>
        </text:list-item>
        <text:list-item>
          <text:p text:style-name="P3">Arquero</text:p>
          <text:p text:style-name="P3">-30 Fuerza</text:p>
          <text:p text:style-name="P3">-10 VIT</text:p>
          <text:p text:style-name="P3">+25 Agilidad</text:p>
        </text:list-item>
        <text:list-item>
          <text:p text:style-name="P3">Pícaro</text:p>
          <text:p text:style-name="P3">+10 Fuerza</text:p>
          <text:p text:style-name="P3">0 VIT</text:p>
          <text:p text:style-name="P3">+40 Agilidad</text:p>
        </text:list-item>
      </text:list>
      <text:p text:style-name="P1"/>
      <text:p text:style-name="P1">Sistema de juego:</text:p>
      <text:p text:style-name="P1"/>
      <text:p text:style-name="P1"><text:tab/>- Fase 1 y 2:</text:p>
      <text:p text:style-name="P1">1º Tirada de dado para atacar</text:p>
      <text:p text:style-name="P1">2º Recibe o no el ataque <text:span text:style-name="T1">¿Esto es tirada de esquivar?</text:span></text:p>
      <text:p text:style-name="P1">3ºTirada de dado para atacar</text:p>
      <text:p text:style-name="P1">4º Recibe o no el ataque</text:p>
      <text:p text:style-name="P1"/>
      <text:p text:style-name="P6">Propongo como habilidades espciales:</text:p>
      <text:p text:style-name="P6"/>
      <text:p text:style-name="P6">Guerrero: GolpeFuerte (quita +150% pero pierde 1 turno)</text:p>
      <text:p text:style-name="P6">Mago: AutoHeal</text:p>
      <text:p text:style-name="P6">Arquero: Rafaga (3 tiros)</text:p>
      <text:p text:style-name="P6">Picaro: Evasion (esquiva 100%)</text:p>
      <text:p text:style-name="P6"/>
      <text:p text:style-name="P6">PD; Escribid cada uno de un color para entender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2:36:48.175000000</meta:creation-date>
    <dc:date>2013-11-27T13:20:24.175000000</dc:date>
    <meta:editing-duration>P0D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38" meta:word-count="166" meta:character-count="798" meta:non-whitespace-character-count="684"/>
  </office:meta>
</office:document-meta>
</file>